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arametersGui.getUserColName( int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Gui.mak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erParameters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ParametersGui.clearGu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ddParamAction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UserAction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ParametersGui.getText( Object value , int row , int colum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ParametersGui.init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rametersGui.mak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serParametersGui.modifyTestElement( TestElement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Parameters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arametersGui.UserParameters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ParametersGui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leteColumnAction.actionPerformed( ActionEvent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serParameters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teRowAction.actionPerformed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